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039cm" fo:margin-left="-0.011cm" fo:margin-right="-0.028cm" table:align="margins" style:writing-mode="lr-tb"/>
    </style:style>
    <style:style style:name="Tabella3.A" style:family="table-column">
      <style:table-column-properties style:column-width="2.011cm" style:rel-column-width="7733*"/>
    </style:style>
    <style:style style:name="Tabella3.B" style:family="table-column">
      <style:table-column-properties style:column-width="15.028cm" style:rel-column-width="57802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Times New Roman" fo:font-size="10.5pt" style:font-size-asian="10.5pt" style:font-size-complex="10.5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13" style:family="paragraph" style:parent-style-name="Standard">
      <style:paragraph-properties style:snap-to-layout-grid="false"/>
      <style:text-properties style:font-name="Times New Roman" fo:font-size="10.5pt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9" style:family="paragraph" style:parent-style-name="Standard">
      <style:text-properties fo:font-size="10.5pt" style:font-size-asian="10.5pt" style:font-size-complex="10.5pt"/>
    </style:style>
    <style:style style:name="P20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25" style:family="paragraph" style:parent-style-name="Normale">
      <style:text-properties style:font-name="Times New Roman" fo:font-size="10.5pt" style:font-size-asian="10.5pt" style:font-size-complex="10.5pt"/>
    </style:style>
    <style:style style:name="P26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3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2pt" fo:background-color="#ff9999" style:font-size-asian="12pt" style:font-size-complex="12pt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4" style:family="paragraph" style:parent-style-name="Text_20_body_20_indent">
      <style:text-properties fo:font-size="10.5pt" style:text-underline-style="solid" style:text-underline-width="auto" style:text-underline-color="font-color" style:font-size-asian="10.5pt" style:font-size-complex="10.5pt"/>
    </style:style>
    <style:style style:name="P35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style:font-size-asian="10.5pt" style:font-size-complex="10.5pt"/>
    </style:style>
    <style:style style:name="P3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margin-left="0.501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38" style:family="paragraph" style:parent-style-name="Standard">
      <style:paragraph-properties fo:margin-left="0.501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39" style:family="paragraph" style:parent-style-name="Standard">
      <style:paragraph-properties fo:margin-left="1.905cm" fo:margin-right="0cm" fo:text-indent="0.593cm" style:auto-text-indent="false"/>
      <style:text-properties fo:font-size="10.5pt" style:font-size-asian="10.5pt" style:font-size-complex="10.5pt"/>
    </style:style>
    <style:style style:name="P40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41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43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P44" style:family="paragraph" style:parent-style-name="Footer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5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P46" style:family="paragraph" style:parent-style-name="Heading_20_1">
      <style:text-properties style:font-name="Times New Roman"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66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0.5pt" fo:background-color="#ffff99" style:font-size-asian="10.5pt" style:font-size-complex="10.5pt"/>
    </style:style>
    <style:style style:name="T6" style:family="text">
      <style:text-properties style:font-name="Times New Roman" fo:font-size="10.5pt" fo:background-color="transparent" style:font-size-asian="10.5pt" style:font-size-complex="10.5pt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9" style:family="text">
      <style:text-properties style:font-name="Times New Roman" fo:font-weight="normal" fo:background-color="#ffff66" style:font-weight-asian="normal" style:font-weight-complex="normal"/>
    </style:style>
    <style:style style:name="T10" style:family="text">
      <style:text-properties style:font-name="Times New Roman" fo:background-color="transparent"/>
    </style:style>
    <style:style style:name="T11" style:family="text">
      <style:text-properties style:font-name="Times New Roman" fo:language="it" fo:country="IT" fo:font-style="normal" fo:background-color="transparent" style:font-style-asian="normal" style:font-name-complex="Times New Roman" style:font-style-complex="normal"/>
    </style:style>
    <style:style style:name="T12" style:family="text">
      <style:text-properties style:font-name="Times New Roman" fo:background-color="#ffff6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8pt" fo:background-color="#ffff00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21"><text:span text:style-name="T1">(</text:span><text:span text:style-name="T2">al richiedente via posta ordinaria o</text:span><text:span text:style-name="T9"><text:tab/><text:tab/> via pec se ha un indirizzo proprio)</text:span><text:span text:style-name="T12"><text:tab/></text:span></text:p>
            <text:p text:style-name="P9">inviata via pec</text:p>
          </table:table-cell>
        </table:table-row>
        <table:table-row>
          <table:table-cell table:style-name="Tabella1.A1" office:value-type="string">
            <text:p text:style-name="P10">Protocollo n. _____________</text:p>
          </table:table-cell>
          <table:table-cell table:style-name="Tabella1.A1" office:value-type="string">
            <text:p text:style-name="P10">Savona, _____________</text:p>
          </table:table-cell>
        </table:table-row>
      </table:table>
      <text:p text:style-name="P1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4">Rifer. a nota n. [numero] del [data_protocollo]</text:span></text:span></text:p>
            <text:p text:style-name="Normale"><text:span text:style-name="Car._20_predefinito_20_paragrafo"><text:span text:style-name="T6"/></text:span></text:p>
            <text:p text:style-name="Normale"><text:span text:style-name="Car._20_predefinito_20_paragrafo"><text:span text:style-name="T6">classifica 06-03</text:span></text:span></text:p>
            <text:p text:style-name="Normale"><text:span text:style-name="Car._20_predefinito_20_paragrafo"><text:span text:style-name="T6">fascicolo: </text:span></text:span><text:span text:style-name="Car._20_predefinito_20_paragrafo"><text:span text:style-name="T8">[anno_fascicolo]</text:span></text:span><text:span text:style-name="Car._20_predefinito_20_paragrafo"><text:span text:style-name="T6"> /</text:span></text:span><text:span text:style-name="Car._20_predefinito_20_paragrafo"><text:span text:style-name="T8">[fascicolo].[sub_fascicolo]</text:span></text:span></text:p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7">Al Sig. [richiedenti.nominativo;block=tbs:row;]</text:p>
            <text:p text:style-name="P29">[richiedenti.indirizzo]</text:p>
            <text:p text:style-name="P29">[richiedenti.cap] [richiedenti.comune] ([richiedenti.prov])</text:p>
            <text:p text:style-name="P29">in qualità di [richiedenti.titolo]</text:p>
            <text:p text:style-name="P29">della [richiedenti.ragsoc]</text:p>
            <text:p text:style-name="P29">[richiedenti.sede]</text:p>
            <text:p text:style-name="P29">[richiedenti.capd] [richiedenti.comuned] ([richiedenti.provd])</text:p>
            <text:p text:style-name="P18">[richiedenti.pec]</text:p>
            <text:p text:style-name="P27"/>
          </table:table-cell>
        </table:table-row>
        <table:table-row>
          <table:table-cell table:style-name="Tabella6.A1" office:value-type="string">
            <text:p text:style-name="P25">Allegati: //</text:p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8">Al [progettisti.nominativo;block=tbs:row;]</text:p>
            <text:p text:style-name="P40"><text:span text:style-name="Car._20_predefinito_20_paragrafo"><text:span text:style-name="T7">[progettisti.pec]</text:span></text:span></text:p>
          </table:table-cell>
        </table:table-row>
      </table:table>
      <text:p text:style-name="P2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>Oggetto:</text:p>
          </table:table-cell>
          <table:table-cell table:style-name="Tabella3.A1" office:value-type="string">
            <text:p text:style-name="P16">Comunicazione dell’avvenuto rilascio dell'autorizzazione paesaggistica (istanza presentata il <text:s/>[data_presentazione] in atti al prot. n. [protocollo] del [data_protocollo]) relativa a <text:span text:style-name="T13">“[oggetto]”</text:span> in Savona, [ubicazione].</text:p>
          </table:table-cell>
        </table:table-row>
      </table:table>
      <text:p text:style-name="P33"/>
      <text:p text:style-name="P32"/>
      <text:p text:style-name="P15"><text:span text:style-name="T14"><text:tab/></text:span><text:span text:style-name="T15">Con la presente si comunica che è depositato, presso l’Ufficio Amministrativo del Settore Pianificazione Territoriale e Sistemi Informativi del Comune di Savona (te</text:span><text:span text:style-name="T14">l. n° 019-8310616/290), in corso Italia civ. 19, il provvedimento di Autorizzazione Paesaggistica <text:s/>richiesto con l’istanza citata in oggetto.</text:span></text:p>
      <text:p text:style-name="P35">Per il ritiro del suddetto atto, si invita la S.V. a presentarsi presso l’ufficio sopraindicato (sportello amministrativo sito al piano terra dello scrivente settore), con la presente comunicazione, nei seguenti giorni:</text:p>
      <text:p text:style-name="P35"/>
      <text:p text:style-name="P37">martedì e <text:s/>giovedì <text:s text:c="2"/>dalle ore <text:s/>10,00 <text:s/>alle <text:s/>ore <text:s/>12,30</text:p>
      <text:p text:style-name="P38">munito di:</text:p>
      <text:list xml:id="list4147336184580945906" text:style-name="L1">
        <text:list-item>
          <text:p text:style-name="P42">l'originale della ricevuta di versamento di complessivi € ______________ <text:s/>da effettuare <text:span text:style-name="T3">sul conto corrente bancario del Comune di Savona <text:s/>n° </text:span><text:span text:style-name="T11">2597290 </text:span><text:span text:style-name="T3">– Tesoreria Comunale (codice IBAN </text:span><text:span text:style-name="T11">IT91 Y061 7510 6100 0000 2597290</text:span><text:span text:style-name="T3">) acceso presso la </text:span><text:span text:style-name="T10">Banca Carige Spa </text:span></text:p>
        </text:list-item>
      </text:list>
      <text:p text:style-name="P20"><text:tab/></text:p>
      <text:p text:style-name="P19"><text:tab/><text:span text:style-name="T16">precisando le seguenti causali</text:span>:</text:p>
      <text:p text:style-name="P39">€ __________ quale quota per diritti speciali D.L. 289/92 <text:span text:style-name="T17">(solo se non ancora versati con l'istanza)</text:span></text:p>
      <text:p text:style-name="P39">€ __________ quale quota per diritti segreteria <text:s text:c="13"/></text:p>
      <text:p text:style-name="P39">€ __________ quale quota per rimborso stampati</text:p>
      <text:p text:style-name="P39">€ __________ quale quota per marche da bollo virtuale</text:p>
      <text:p text:style-name="P39"/>
      <text:p text:style-name="P36">Si precisa che, ai sensi dell'art.146 del D.Lgs. 42/04 e smi, l'Autorizzazione paesaggistica in oggetto ha validità di cinque anni, <text:span text:style-name="T16">i termini di efficacia e validità sono espressamente indicati nel medesimo provvedimento; </text:span>scaduti tali termini l’esecuzione dei progettati lavori dovrà essere sottoposta a nuova autorizzazione paesaggistica.</text:p>
      <text:p text:style-name="P34"/>
      <text:p text:style-name="P15"><text:span text:style-name="T14"><text:tab/></text:span><text:span text:style-name="T15">Distinti saluti.</text:span></text:p>
      <text:p text:style-name="P31"><text:soft-page-break/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/>
          </table:table-cell>
          <table:table-cell table:style-name="Tabella4.A1" office:value-type="string">
            <text:p text:style-name="P13"/>
          </table:table-cell>
        </table:table-row>
        <table:table-row table:style-name="Tabella4.1">
          <table:table-cell table:style-name="Tabella4.A1" office:value-type="string">
            <text:p text:style-name="P13"/>
          </table:table-cell>
          <table:table-cell table:style-name="Tabella4.A1" office:value-type="string">
            <text:p text:style-name="P45">Il responsabile tecnico dei procedimenti in materia paesaggistica</text:p>
            <text:p text:style-name="P44">Arch. Venturi Sandra</text:p>
          </table:table-cell>
        </table:table-row>
      </table:table>
      <text:p text:style-name="P31"/>
      <text:p text:style-name="P30"/>
      <text:p text:style-name="P30"/>
      <text:p text:style-name="P30"/>
      <text:h text:style-name="P4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2.963cm"/>
    </style:style>
    <style:style style:name="Tabella2.B" style:family="table-column">
      <style:table-column-properties style:column-width="5.736cm"/>
    </style:style>
    <style:style style:name="Tabella2.C" style:family="table-column">
      <style:table-column-properties style:column-width="4.064cm"/>
    </style:style>
    <style:style style:name="Tabella2.D" style:family="table-column">
      <style:table-column-properties style:column-width="4.265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6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6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none" fo:font-weight="normal" fo:background-color="transparent" style:font-size-asian="8pt" style:font-style-asian="italic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MP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MP10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MP1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MP12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MP13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ervizio Pianificazione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 e Sistemi Informativi</text:p>
            </table:table-cell>
            <table:table-cell table:style-name="Tabella2.B1" office:value-type="string">
              <text:p text:style-name="MP6">Dirigente:</text:p>
              <text:p text:style-name="MP6">responsabile del procedimento:</text:p>
            </table:table-cell>
            <table:table-cell table:style-name="Tabella2.D1" office:value-type="string">
              <text:p text:style-name="MP6">Arch. Giovanna Macario </text:p>
              <text:p text:style-name="MP7">Arch. Sandra Venturi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portello Unico per l'Edilizi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8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Servizio Pianificazione</text:p>
            </table:table-cell>
            <table:table-cell table:style-name="Tabella2.B2" office:value-type="string">
              <text:p text:style-name="MP6">Ufficio per visione atti:</text:p>
            </table:table-cell>
            <table:table-cell table:style-name="Tabella2.D2" office:value-type="string">
              <text:p text:style-name="MP9">Servizio Pianificazione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Orario:</text:p>
            </table:table-cell>
            <table:table-cell table:style-name="Tabella2.D2" office:value-type="string">
              <text:p text:style-name="MP10">martedì e giovedì ore 10:00 -12:30</text:p>
            </table:table-cell>
          </table:table-row>
          <table:table-row table:style-name="Tabella2.1">
            <table:table-cell table:style-name="Tabella2.A2" office:value-type="string">
              <text:p text:style-name="MP6">Posta certificata </text:p>
            </table:table-cell>
            <table:table-cell table:style-name="Tabella2.B2" office:value-type="string">
              <text:p text:style-name="MP6">posta@pec.comune.savona.it</text:p>
            </table:table-cell>
            <table:table-cell table:style-name="Tabella2.B2" office:value-type="string">
              <text:p text:style-name="MP6">Data avvio procedimento:</text:p>
            </table:table-cell>
            <table:table-cell table:style-name="Tabella2.D2" office:value-type="string">
              <text:p text:style-name="MP11">[onload.data_presentazione]</text:p>
            </table:table-cell>
          </table:table-row>
          <table:table-row table:style-name="Tabella2.1">
            <table:table-cell table:style-name="Tabella2.A6" office:value-type="string">
              <text:p text:style-name="MP6"/>
            </table:table-cell>
            <table:table-cell table:style-name="Tabella2.B6" office:value-type="string">
              <text:p text:style-name="MP12">Tel. 019 -8310 ----</text:p>
            </table:table-cell>
            <table:table-cell table:style-name="Tabella2.B6" office:value-type="string">
              <text:p text:style-name="MP6"/>
            </table:table-cell>
            <table:table-cell table:style-name="Tabella2.D6" office:value-type="string">
              <text:p text:style-name="MP11"/>
            </table:table-cell>
          </table:table-row>
        </table:table>
        <text:p text:style-name="MP1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7-09-21T11:56:46.22</dc:date>
    <meta:print-date>2013-02-20T09:35:00</meta:print-date>
    <meta:editing-cycles>47</meta:editing-cycles>
    <meta:editing-duration>PT4H48M1S</meta:editing-duration>
    <meta:generator>OpenOffice/4.1.0$Win32 OpenOffice.org_project/410m18$Build-9764</meta:generator>
    <meta:document-statistic meta:table-count="5" meta:image-count="1" meta:object-count="0" meta:page-count="2" meta:paragraph-count="60" meta:word-count="382" meta:character-count="3091"/>
  </office:meta>
</office:document-meta>
</file>